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4.83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5.235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0" table:default-cell-style-name="ce1"/>
        <table:table-row table:style-name="ro2">
          <table:table-cell office:value-type="string">
            <text:p>size</text:p>
          </table:table-cell>
          <table:table-cell office:value-type="string">
            <text:p>radius</text:p>
          </table:table-cell>
          <table:table-cell office:value-type="string">
            <text:p>learning rate</text:p>
          </table:table-cell>
          <table:table-cell office:value-type="string">
            <text:p>end learning rate</text:p>
          </table:table-cell>
          <table:table-cell office:value-type="string">
            <text:p>accuracy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75">
            <text:p>7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50">
            <text:p>5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50">
            <text:p>5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60">
            <text:p>6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55">
            <text:p>5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15">
            <text:p>1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35">
            <text:p>3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45">
            <text:p>4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45">
            <text:p>4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35">
            <text:p>3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40">
            <text:p>4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65">
            <text:p>6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45">
            <text:p>4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15">
            <text:p>1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15">
            <text:p>1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15">
            <text:p>1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0.184031713442312">
            <text:p>0,1840317134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0.0368063426884623">
            <text:p>0,0368063427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55">
            <text:p>55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.01">
            <text:p>0,01</text:p>
          </table:table-cell>
          <table:table-cell office:value-type="float" office:value="0.00368063426884623">
            <text:p>0,0036806343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12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2" table:number-rows-repeated="4">
          <table:table-cell table:number-columns-repeated="10"/>
          <table:table-cell table:style-name="ce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9"/>
          <table:table-cell table:style-name="ce2" table:number-columns-repeated="2"/>
          <table:table-cell table:number-columns-repeated="1013"/>
        </table:table-row>
        <table:table-row table:style-name="ro2">
          <table:table-cell table:number-columns-repeated="2"/>
          <table:table-cell>
            <draw:frame table:end-cell-address="Arkusz1.N93" table:end-x="0.234cm" table:end-y="0.278cm" draw:z-index="0" draw:style-name="gr1" draw:text-style-name="P1" svg:width="28.512cm" svg:height="17.115cm" svg:x="0.011cm" svg:y="0.244cm">
              <draw:object draw:notify-on-update-of-ranges="Arkusz1.A28:Arkusz1.A28 Arkusz1.C30:Arkusz1.C53 Arkusz1.A2:Arkusz1.A2 Arkusz1.C4:Arkusz1.C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29.12.2017</text:date>, <text:time>17:35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2-14T22:30:47</meta:creation-date>
    <dc:date>2017-12-29T17:35:17</dc:date>
    <dc:creator>Piotr Tutak</dc:creator>
    <meta:editing-duration>PT1H16M26S</meta:editing-duration>
    <meta:editing-cycles>11</meta:editing-cycles>
    <meta:generator>OpenOffice/4.1.4$Unix OpenOffice.org_project/414m5$Build-9788</meta:generator>
    <meta:document-statistic meta:table-count="3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5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13cm" svg:height="17.116cm" xlink:href=".." xlink:type="simple" chart:class="chart:line" chart:style-name="ch1">
        <chart:title svg:x="6.439cm" svg:y="0.22cm" chart:style-name="ch2">
          <text:p>Zależność ilości aktywnych neuronów od zastosowanej metody uczenia</text:p>
        </chart:title>
        <chart:legend svg:x="11.271cm" svg:y="15.361cm" style:legend-expansion="custom" chartooo:width="6.019cm" chartooo:height="1.3cm" style:legend-expansion-aspect-ratio="4.63" chart:style-name="ch3"/>
        <chart:plot-area chart:style-name="ch4" table:cell-range-address="Arkusz1.A28:Arkusz1.A28 Arkusz1.C30:Arkusz1.C53 Arkusz1.A2:Arkusz1.A2 Arkusz1.C4:Arkusz1.C27" chart:data-source-has-labels="row" svg:x="1.751cm" svg:y="1.155cm" svg:width="25.376cm" svg:height="12.993cm">
          <chartooo:coordinate-region svg:x="2.201cm" svg:y="1.355cm" svg:width="24.725cm" svg:height="12.144cm"/>
          <chart:axis chart:dimension="x" chart:name="primary-x" chart:style-name="ch5">
            <chart:title svg:x="13.348cm" svg:y="14.49cm" chart:style-name="ch6">
              <text:p>numer metody</text:p>
            </chart:title>
            <chart:grid chart:style-name="ch7" chart:class="major"/>
          </chart:axis>
          <chart:axis chart:dimension="y" chart:name="primary-y" chart:style-name="ch8">
            <chart:title svg:x="0.617cm" svg:y="9.601cm" chart:style-name="ch9">
              <text:p>ilość aktywnych neuronów</text:p>
            </chart:title>
            <chart:grid chart:style-name="ch7" chart:class="major"/>
          </chart:axis>
          <chart:series chart:style-name="ch10" chart:values-cell-range-address="Arkusz1.C30:Arkusz1.C53" chart:label-cell-address="Arkusz1.A28:Arkusz1.A28" chart:class="chart:line">
            <chart:data-point chart:repeated="24"/>
          </chart:series>
          <chart:series chart:style-name="ch11" chart:values-cell-range-address="Arkusz1.C4:Arkusz1.C27" chart:label-cell-address="Arkusz1.A2:Arkusz1.A2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</text:p>
                <draw:g>
                  <svg:desc>Arkusz1.A28:Arkusz1.A28</svg:desc>
                </draw:g>
              </table:table-cell>
              <table:table-cell office:value-type="string">
                <text:p>5</text:p>
                <draw:g>
                  <svg:desc>Arkusz1.A2:Arkusz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C30:Arkusz1.C53</svg:desc>
                </draw:g>
              </table:table-cell>
              <table:table-cell office:value-type="float" office:value="0.5">
                <text:p>0.5</text:p>
                <draw:g>
                  <svg:desc>Arkusz1.C4:Arkusz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